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Times New Roman" officeooo:rsid="0018e396" officeooo:paragraph-rsid="0018e396"/>
    </style:style>
    <style:style style:name="P2" style:family="paragraph" style:parent-style-name="Text_20_body">
      <style:text-properties style:font-name="Arial" officeooo:rsid="0018e396" officeooo:paragraph-rsid="0018e396"/>
    </style:style>
    <style:style style:name="P3" style:family="paragraph" style:parent-style-name="Text_20_body">
      <style:text-properties style:font-name="Times New Roman" officeooo:rsid="0018e396" officeooo:paragraph-rsid="0018e396"/>
    </style:style>
    <style:style style:name="P4" style:family="paragraph" style:parent-style-name="Text_20_body">
      <style:text-properties style:font-name="Times New Roman" officeooo:rsid="001b28b8" officeooo:paragraph-rsid="001b28b8"/>
    </style:style>
    <style:style style:name="P5" style:family="paragraph" style:parent-style-name="Title">
      <style:text-properties style:font-name="Arial" officeooo:rsid="0018e396" officeooo:paragraph-rsid="0018e396"/>
    </style:style>
    <style:style style:name="T1" style:family="text">
      <style:text-properties officeooo:rsid="0019c83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OP UML Tutorial Questions 3 &amp; 4 Answers</text:p>
      <text:p text:style-name="P2"/>
      <text:p text:style-name="P3">Question 3 Answer:</text:p>
      <text:p text:style-name="P3">Prog2 appears to have both a better implementation and consideration in it’s code design. This is due to Prog2 having the instance variable set to private to encapsulate the object from the outside world, as well as class B using the <text:span text:style-name="T1">mutator</text:span> for modify the name of the object rather than just using a public instance variable to set the name after the object had been created. Prog1’s approach can not insure the integrity of the data of the object as the instance variable is open to the outside world, and does not need to use the <text:span text:style-name="T1">mutator</text:span> <text:span text:style-name="T1">set in class A </text:span>which blocks the creation of names with a null value<text:span text:style-name="T1">s</text:span>.</text:p>
      <text:p text:style-name="P3"/>
      <text:p text:style-name="P4">Question 4 Answer:</text:p>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officeooo:rsid="0018e396" officeooo:paragraph-rsid="0018e396"/>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Edward Stange<text:tab/>COMP 1502<text:tab/>Page <text:page-number text:select-page="current">1</text:page-number></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08T15:48:04.268846192</meta:creation-date>
    <dc:date>2020-02-08T16:11:47.467139107</dc:date>
    <meta:editing-duration>PT10M32S</meta:editing-duration>
    <meta:editing-cycles>2</meta:editing-cycles>
    <meta:generator>LibreOffice/6.3.4.2$Linux_X86_64 LibreOffice_project/30$Build-2</meta:generator>
    <meta:document-statistic meta:table-count="0" meta:image-count="0" meta:object-count="0" meta:page-count="1" meta:paragraph-count="5" meta:word-count="132" meta:character-count="716" meta:non-whitespace-character-count="589"/>
  </office:meta>
</office:document-meta>
</file>